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6ab9" officeooo:paragraph-rsid="000b6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6-26T17:18:01.883756918</meta:creation-date>
    <dc:date>2021-06-26T17:19:07.206619432</dc:date>
    <meta:editing-duration>PT1M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3.2.2$Linux_X86_64 LibreOffice_project/98b30e735bda24bc04ab42594c85f7fd8be07b9c</meta:generator>
  </office:meta>
</office:document-meta>
</file>